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O Que Tua Glória Fez Comigo</text:p>
      <text:p text:style-name="P1"></text:p>
      <text:p text:style-name="P1"/>
      <text:p text:style-name="P1">Intro 2x: <text:s/>C <text:s text:c="2"/>D <text:s/>Bm <text:s text:c="3"/>Em <text:s/></text:p>
      <text:p text:style-name="P1"></text:p>
      <text:section text:style-name="Sect1" text:name="Seção1">
        <text:p text:style-name="P1">C <text:s text:c="9"/>Am <text:s/></text:p>
        <text:p text:style-name="P1"><text:s/>Eu me rasgo <text:s/>por inteiro</text:p>
        <text:p text:style-name="P1">Bm <text:s text:c="14"/>D</text:p>
        <text:p text:style-name="P1"><text:s/>Faço tudo, mas vem novamente</text:p>
        <text:p text:style-name="P1">C <text:s text:c="14"/>Am <text:s/></text:p>
        <text:p text:style-name="P1"><text:s/>Eu mergulho na mirra ardente</text:p>
        <text:p text:style-name="P1">Bm <text:s text:c="21"/>D</text:p>
        <text:p text:style-name="P1"><text:s/>Mas peço que Tua presença aumente</text:p>
        <text:p text:style-name="P1"></text:p>
        <text:p text:style-name="P1"><text:s/>C <text:s text:c="2"/>D <text:s/>Bm <text:s text:c="3"/>Em <text:s/>/ <text:s text:c="5"/>(2x)</text:p>
        <text:p text:style-name="P1"></text:p>
        <text:p text:style-name="P1">C <text:s text:c="9"/>Am <text:s/></text:p>
        <text:p text:style-name="P1"><text:s/>Eu me rasgo <text:s/>por inteiro</text:p>
        <text:p text:style-name="P1">Bm <text:s text:c="15"/>D</text:p>
        <text:p text:style-name="P1"><text:s/>Faço tudo, mas vem novamente</text:p>
        <text:p text:style-name="P1">C <text:s text:c="13"/>Am <text:s/></text:p>
        <text:p text:style-name="P1"><text:s/>Eu mergulho na mirra ardente</text:p>
        <text:p text:style-name="P1">Bm <text:s text:c="20"/>D</text:p>
        <text:p text:style-name="P1"><text:s/>Mas peço que Tua presença aumente</text:p>
        <text:p text:style-name="P1"></text:p>
        <text:p text:style-name="P1">Refrão:</text:p>
        <text:p text:style-name="P1">C <text:s text:c="19"/>Am <text:s text:c="11"/>D</text:p>
        <text:p text:style-name="P1"><text:s/>E se eu passar pelo fogo não temerei <text:s text:c="43"/></text:p>
        <text:p text:style-name="P1"><text:s text:c="19"/>Bm <text:s text:c="11"/>C </text:p>
        <text:p text:style-name="P1">Na tua fumaça de glória eu entrarei</text:p>
        <text:p text:style-name="P1"><text:s text:c="21"/>Am <text:s text:c="18"/>D <text:s text:c="2"/>D</text:p>
        <text:p text:style-name="P1"><text:s/>Longe do Santo dos Santos não sei mais viver</text:p>
        <text:p text:style-name="P1"></text:p>
        <text:p text:style-name="P1"><text:s text:c="2"/></text:p>
        <text:p text:style-name="P1"/>
        <text:p text:style-name="P1"/>
        <text:p text:style-name="P1"/>
        <text:p text:style-name="P1"/>
        <text:p text:style-name="P1">G <text:s text:c="5"/>C <text:s text:c="15"/>D </text:p>
        <text:p text:style-name="P1">Quem já pisou no Santo dos Santos</text:p>
        <text:p text:style-name="P1"><text:s text:c="11"/>Bm <text:s text:c="13"/>Em <text:s/></text:p>
        <text:p text:style-name="P1">Em outro lugar não sabe viver</text:p>
        <text:p text:style-name="P1"><text:s text:c="11"/>C <text:s text:c="14"/>D <text:s text:c="6"/>(2x)</text:p>
        <text:p text:style-name="P1">E onde estiver clama pela glória</text:p>
        <text:p text:style-name="P1"><text:s text:c="13"/>G <text:s text:c="2"/>G</text:p>
        <text:p text:style-name="P1">A glória de Deus</text:p>
        <text:p text:style-name="P1"></text:p>
        <text:p text:style-name="P1"><text:s/>C <text:s/>D <text:s text:c="3"/>Bm <text:s text:c="2"/>Em <text:s text:c="2"/>C <text:s/>D <text:s text:c="5"/>Bm <text:s text:c="2"/>Em</text:p>
        <text:p text:style-name="P1">Glóóória, Glóóória, Glóóória, Glóóória</text:p>
        <text:p text:style-name="P1"><text:s/>C <text:s/>D <text:s text:c="2"/>Bm <text:s/>Em <text:s text:c="2"/>C <text:s/>D <text:s text:c="4"/>Bm <text:s/>Em</text:p>
        <text:p text:style-name="P1">Saaanto, Saaanto, Saaanto, Saaanto</text:p>
        <text:p text:style-name="P1"><text:s/>C <text:s/>D <text:s text:c="3"/>Bm <text:s/>Em <text:s text:c="3"/>C <text:s/>D <text:s text:c="2"/>Bm <text:s/>Em</text:p>
        <text:p text:style-name="P1">Kaaadosh, Kaaadosh, Kaaadosh, Kaaaadosh</text:p>
        <text:p text:style-name="P1"><text:s/>C <text:s/>D <text:s/>Bm <text:s/>Em <text:s text:c="2"/>C <text:s/>D Bm <text:s/>Em</text:p>
        <text:p text:style-name="P1">Hooooly, Hooooly, Hooooly, Hooooly</text:p>
        <text:p text:style-name="P1"></text:p>
        <text:p text:style-name="P1"><text:s text:c="2"/>G <text:s text:c="5"/>C <text:s text:c="15"/>D </text:p>
        <text:p text:style-name="P1">Quem já pisou no Santo dos Santos</text:p>
        <text:p text:style-name="P1"><text:s text:c="11"/>Bm <text:s text:c="13"/>Em <text:s/></text:p>
        <text:p text:style-name="P1">Em outro lugar não sabe viver</text:p>
        <text:p text:style-name="P1"><text:s text:c="11"/>C <text:s text:c="14"/>D <text:s text:c="6"/>(2x)</text:p>
        <text:p text:style-name="P1">E onde estiver clama pela glória</text:p>
        <text:p text:style-name="P1"><text:s text:c="13"/>G <text:s text:c="2"/>G</text:p>
        <text:p text:style-name="P1">A glória de Deus</text:p>
        <text:p text:style-name="P1"></text:p>
        <text:p text:style-name="P1">Final:</text:p>
        <text:p text:style-name="P1"><text:s/>C <text:s/>D <text:s text:c="3"/>Bm <text:s text:c="2"/>Em <text:s text:c="2"/>C <text:s/>D <text:s text:c="5"/>Bm <text:s text:c="2"/>Em</text:p>
        <text:p text:style-name="P1">Glóóória, Glóóória, Glóóória, Glóóória </text:p>
        <text:p text:style-name="P1"><text:s/>C <text:s/>D <text:s text:c="3"/>Bm <text:s text:c="2"/>Em <text:s text:c="2"/>C <text:s/>D <text:s text:c="5"/>Bm <text:s text:c="2"/>Em</text:p>
        <text:p text:style-name="P1">Glóóória, Glóóória, Glóóória, Glóóória</text:p>
        <text:p text:style-name="P1"></text:p>
        <text:p text:style-name="P1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20:16:28</meta:creation-date>
    <meta:document-statistic meta:table-count="0" meta:image-count="0" meta:object-count="0" meta:page-count="1" meta:paragraph-count="66" meta:word-count="248" meta:character-count="1703"/>
    <dc:date>2016-05-14T20:20:03</dc:date>
    <meta:editing-duration>PT3M38S</meta:editing-duration>
    <meta:editing-cycles>1</meta:editing-cycles>
    <meta:generator>OpenOffice/4.1.2$Linux OpenOffice.org_project/412m3$Build-9782</meta:generator>
  </office:meta>
</office:document-meta>
</file>